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1677" officeooo:paragraph-rsid="0001167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11677" officeooo:paragraph-rsid="0001167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1a8f4" officeooo:paragraph-rsid="0001a8f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2e3c" officeooo:paragraph-rsid="00032e3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1a8f4" officeooo:paragraph-rsid="0001a8f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2e3c" officeooo:paragraph-rsid="00032e3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4ad32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text-align="start" style:justify-single-word="false"/>
      <style:text-properties fo:font-weight="bold" officeooo:rsid="00032e3c" officeooo:paragraph-rsid="00032e3c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04ad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2e3c" style:font-weight-asian="bold" style:font-weight-complex="bold"/>
    </style:style>
    <style:style style:name="T3" style:family="text">
      <style:text-properties fo:font-weight="bold" officeooo:rsid="0004ad32" style:font-weight-asian="bold" style:font-weight-complex="bold"/>
    </style:style>
    <style:style style:name="T4" style:family="text">
      <style:text-properties officeooo:rsid="0004ad32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4ad32" style:font-weight-asian="normal" style:font-weight-complex="normal"/>
    </style:style>
    <style:style style:name="T7" style:family="text">
      <style:text-properties officeooo:rsid="00064a0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LINUX FILE SYSTEM</text:p>
      <text:p text:style-name="P1"/>
      <text:p text:style-name="P2"/>
      <text:p text:style-name="P3">Linux file system</text:p>
      <text:p text:style-name="P3"/>
      <text:p text:style-name="P5">- bulit in layer of linux operating system.</text:p>
      <text:p text:style-name="P5">- used to handle data management of the storage.</text:p>
      <text:p text:style-name="P5">- helps to arrange file on the disk storage</text:p>
      <text:p text:style-name="P5">- manages file name, file size and other information of the file.</text:p>
      <text:p text:style-name="P5"/>
      <text:p text:style-name="P5"><text:s/><text:span text:style-name="T1">Linux file system structure</text:span></text:p>
      <text:p text:style-name="P5"><text:span text:style-name="T1"/></text:p>
      <text:p text:style-name="P5">-hierarchal file system contains root and subdirectories.</text:p>
      <text:p text:style-name="P5">- all other directories accessed from root directory.</text:p>
      <text:p text:style-name="P5"/>
      <text:p text:style-name="P4">Linux directory list and their purposes</text:p>
      <text:p text:style-name="P4"/>
      <text:p text:style-name="P4">/(root filesystem) : <text:span text:style-name="T5">top level file system directory.must include every file neede to boot linux system</text:span></text:p>
      <text:p text:style-name="P6"/>
      <text:p text:style-name="P4">/boot <text:s/>:<text:span text:style-name="T5">include static kernel annd bootloader </text:span><text:span text:style-name="T6">and executable files needed to start a linux computer</text:span></text:p>
      <text:p text:style-name="P4"/>
      <text:p text:style-name="P4">/<text:span text:style-name="T4">bin :</text:span><text:span text:style-name="T6"> includes user executable files.</text:span></text:p>
      <text:p text:style-name="P4"/>
      <text:p text:style-name="P4">/<text:span text:style-name="T4">dev : </text:span><text:span text:style-name="T6">includes device files for all the hardware devices connected to the system.</text:span></text:p>
      <text:p text:style-name="P4"/>
      <text:p text:style-name="P4">/<text:span text:style-name="T4">etc : </text:span><text:span text:style-name="T6">includes local system configuration files for the host system.</text:span></text:p>
      <text:p text:style-name="P4"/>
      <text:p text:style-name="P4">/<text:span text:style-name="T4">lib : </text:span><text:span text:style-name="T6">includes shared library files that are needed to start the system.</text:span></text:p>
      <text:p text:style-name="P4"/>
      <text:p text:style-name="P7"><text:span text:style-name="T2">/</text:span><text:span text:style-name="T3">home : </text:span>The home directory storage is available for user files. All users have a subdirectory inside /home.</text:p>
      <text:p text:style-name="P4"/>
      <text:p text:style-name="P9"><text:span text:style-name="Strong_20_Emphasis">mnt:</text:span><text:span text:style-name="T5"> temporary mount point for basic filesystems that can be used at the time when the administrator is working or repairing a filesystem. </text:span></text:p>
      <text:p text:style-name="P8"><text:span text:style-name="Strong_20_Emphasis">/media: </text:span>place for mounting external removable media devices like USB thumb drives that might be linked to the host. </text:p>
      <text:p text:style-name="P8"/>
      <text:p text:style-name="P8"><text:span text:style-name="Strong_20_Emphasis">/opt:</text:span> contains optional files like vendor supplied application programs that must be placed here. </text:p>
      <text:p text:style-name="P8"/>
      <text:p text:style-name="P8"><text:span text:style-name="Strong_20_Emphasis">/root:</text:span> home directory for a root user. </text:p>
      <text:p text:style-name="P8"/>
      <text:p text:style-name="P10"><text:span text:style-name="Strong_20_Emphasis">/tmp:</text:span> temporary directory used by the OS and several programs for storing temporary <text:span text:style-name="T4">user can also store files here.</text:span> </text:p>
      <text:p text:style-name="P10"><text:span text:style-name="T4">Note:</text:span> files may be removed without prior notice at any time in this directory. </text:p>
      <text:p text:style-name="P10"/>
      <text:p text:style-name="P8"><text:span text:style-name="Strong_20_Emphasis">/sbin:</text:span> system binary files. executables utilized for system administration. </text:p>
      <text:p text:style-name="P8"/>
      <text:p text:style-name="P8"><text:soft-page-break/><text:span text:style-name="Strong_20_Emphasis">/usr:</text:span> <text:s/>read-only and shareable files, including executable libraries and binaries, man files, and several documentation types. </text:p>
      <text:p text:style-name="P8"/>
      <text:p text:style-name="Text_20_body"><text:span text:style-name="Strong_20_Emphasis">/var:</text:span> <text:s/>variable data files are saved.contain things such as MySQL, log files, other database files, email inboxes, web server data files <text:span text:style-name="T4">et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1:33:49.424575912</meta:creation-date>
    <dc:date>2023-06-15T12:31:53.872964292</dc:date>
    <meta:editing-duration>PT24M1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6" meta:word-count="305" meta:character-count="1912" meta:non-whitespace-character-count="1620"/>
  </office:meta>
</office:document-meta>
</file>